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0])" office:value-type="float" office:value="67.25" calcext:value-type="float">
            <text:p>67,3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0])" office:value-type="float" office:value="206.75" calcext:value-type="float">
            <text:p>206,8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0])" office:value-type="float" office:value="3.69196428571429" calcext:value-type="float">
            <text:p>3,7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0];&quot;Análisis/diseño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Desarrollo&quot;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Arreglo/corrección&quot;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68:.C$169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3:.C$174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78:.C$179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3:.C$18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6:.C$18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9:.C$1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4:.C$195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 table:number-rows-repeated="104838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9T12:44:56.632000000</dc:date>
    <meta:editing-duration>PT12H36M</meta:editing-duration>
    <meta:editing-cycles>115</meta:editing-cycles>
    <meta:generator>LibreOffice/7.4.3.2$Windows_X86_64 LibreOffice_project/1048a8393ae2eeec98dff31b5c133c5f1d08b890</meta:generator>
    <meta:document-statistic meta:table-count="1" meta:cell-count="553" meta:object-count="0"/>
  </office:meta>
</office:document-meta>
</file>